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leaveControl.Interleav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leaveControl.next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leaveControl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leaveControl.setCurrentElement( TestElement current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leaveControl.nextIsASampler( Sample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leaveControl.isSkip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leaveControl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leaveControl.currentReturnedNull( Controlle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leaveControl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leaveControl.incrementCur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leaveControl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leaveControl.nextIsAController( Controller contro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leaveControl.setSkipNext( boolean skip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